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  <style:text-properties officeooo:rsid="001f8533" officeooo:paragraph-rsid="001f8533"/>
    </style:style>
    <style:style style:name="P3" style:family="paragraph" style:parent-style-name="Standard">
      <style:text-properties officeooo:rsid="00213cfd" officeooo:paragraph-rsid="00213cfd"/>
    </style:style>
    <style:style style:name="P4" style:family="paragraph" style:parent-style-name="Standard" style:list-style-name="L1">
      <style:text-properties officeooo:rsid="00213cfd" officeooo:paragraph-rsid="00213cfd"/>
    </style:style>
    <style:style style:name="P5" style:family="paragraph" style:parent-style-name="Standard">
      <style:text-properties officeooo:paragraph-rsid="00213cfd"/>
    </style:style>
    <style:style style:name="P6" style:family="paragraph" style:parent-style-name="Standard" style:list-style-name="L1">
      <style:text-properties officeooo:paragraph-rsid="00213cfd"/>
    </style:style>
    <style:style style:name="T1" style:family="text">
      <style:text-properties officeooo:rsid="00213cf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Introduccion</text:p>
      <text:p text:style-name="P3"/>
      <text:p text:style-name="P5"><text:span text:style-name="T1"><text:s text:c="5"/>La siguiente base de datos fue desarrollada en base al sistema de venta de pasajes en trenes de larga distancia. <text:s/>Respecto al mismo, es un proyecto personal, creado para afianzar mis conocimientos sobre diseño, implementacion, y pruebas sobre una base de datos MySQL. </text:span></text:p>
      <text:p text:style-name="P5"/>
      <text:p text:style-name="P5"><text:s text:c="4"/><text:span text:style-name="T1">Dichos conocimientos, los aprendi cursando la Carrera Tecnicatura Univesitaria en Sistemas Informaticos, en las UTNs de Mar del Plata y General Pacheco. </text:span></text:p>
      <text:p text:style-name="P5"/>
      <text:p text:style-name="P5"><text:tab/><text:span text:style-name="T1">El diseño e implementacion rovisto en estas paginas, no es definitivo. Ninguna base de datos lo es. Siempre esta cambiando, porque debe adaptarse a las futuras modificaciones del sistema. </text:span></text:p>
      <text:p text:style-name="P5"><text:span text:style-name="T1"><text:s/></text:span></text:p>
      <text:p text:style-name="P5"><text:tab/><text:span text:style-name="T1">Quiero dedicar este proyecto a toda mi familia:</text:span></text:p>
      <text:list xml:id="list3275920771" text:style-name="L1">
        <text:list-item>
          <text:p text:style-name="P6"><text:span text:style-name="T1">A mis padres, Juan Carlos, y Mirta Noemi,</text:span></text:p>
        </text:list-item>
        <text:list-item>
          <text:p text:style-name="P4">A mis hermanos, Leonardo y Maria </text:p>
        </text:list-item>
        <text:list-item>
          <text:p text:style-name="P4">Y a mis sobrinos, Julian y Bianca. </text:p>
        </text:list-item>
      </text:list>
      <text:p text:style-name="P5"/>
      <text:p text:style-name="P5"><text:span text:style-name="T1"><text:s/>Asi como tambien agradecer a la UTN Facultad Regional Mar del Plata, y a la UTN Facultad Regional General Pacheco, a todos y cada uno de los docentes <text:s/>por haberme formado en mi carrera informatica. <text:s/></text:span>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8533" officeooo:paragraph-rsid="001f8533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yecto Base de datos Venta de pasajes en tren larga distancia. <text:s text:c="3"/><text:line-break/>Tulli, Romina Alejandra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12T09:15:45.623000000</meta:creation-date>
    <dc:date>2022-12-12T18:51:53.453000000</dc:date>
    <meta:editing-duration>PT29M30S</meta:editing-duration>
    <meta:editing-cycles>3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12" meta:word-count="177" meta:character-count="1085" meta:non-whitespace-character-count="896"/>
  </office:meta>
</office:document-meta>
</file>